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Courier 10 Pitch" svg:font-family="'Courier 10 Pitch'" style:font-adornments="Regular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rsid="00004d3f" officeooo:paragraph-rsid="00004d3f"/>
    </style:style>
    <style:style style:name="P2" style:family="paragraph" style:parent-style-name="Text_20_body">
      <style:paragraph-properties fo:text-align="end" style:justify-single-word="false"/>
      <style:text-properties officeooo:rsid="00004d3f" officeooo:paragraph-rsid="00004d3f"/>
    </style:style>
    <style:style style:name="P3" style:family="paragraph" style:parent-style-name="Text_20_body">
      <style:paragraph-properties fo:text-align="start" style:justify-single-word="false"/>
      <style:text-properties officeooo:rsid="001d35b0" officeooo:paragraph-rsid="001d35b0"/>
    </style:style>
    <style:style style:name="P4" style:family="paragraph" style:parent-style-name="Heading_20_1">
      <style:text-properties officeooo:rsid="000bbdc8" officeooo:paragraph-rsid="000bbdc8"/>
    </style:style>
    <style:style style:name="P5" style:family="paragraph" style:parent-style-name="Text_20_body">
      <style:text-properties officeooo:rsid="001f3279" officeooo:paragraph-rsid="001f3279"/>
    </style:style>
    <style:style style:name="P6" style:family="paragraph" style:parent-style-name="Text_20_body">
      <style:text-properties officeooo:rsid="003d2225" officeooo:paragraph-rsid="003d2225"/>
    </style:style>
    <style:style style:name="P7" style:family="paragraph" style:parent-style-name="Text_20_body">
      <style:paragraph-properties fo:text-align="start" style:justify-single-word="false"/>
      <style:text-properties officeooo:rsid="003d2225" officeooo:paragraph-rsid="003d2225"/>
    </style:style>
    <style:style style:name="P8" style:family="paragraph" style:parent-style-name="Text_20_body" style:list-style-name="L2">
      <style:paragraph-properties fo:text-align="start" style:justify-single-word="false"/>
      <style:text-properties officeooo:rsid="003d2225" officeooo:paragraph-rsid="003d2225"/>
    </style:style>
    <style:style style:name="P9" style:family="paragraph" style:parent-style-name="Text_20_body">
      <style:text-properties officeooo:paragraph-rsid="003d2225"/>
    </style:style>
    <style:style style:name="P10" style:family="paragraph" style:parent-style-name="Heading_20_1">
      <style:text-properties officeooo:rsid="003d2225" officeooo:paragraph-rsid="003d2225"/>
    </style:style>
    <style:style style:name="P11" style:family="paragraph" style:parent-style-name="Heading_20_1">
      <style:text-properties officeooo:paragraph-rsid="003d2225"/>
    </style:style>
    <style:style style:name="P12" style:family="paragraph" style:parent-style-name="Heading_20_2">
      <style:text-properties officeooo:rsid="001203af" officeooo:paragraph-rsid="000bbdc8"/>
    </style:style>
    <style:style style:name="P13" style:family="paragraph" style:parent-style-name="Heading_20_2">
      <style:text-properties officeooo:rsid="003d2225" officeooo:paragraph-rsid="003d2225"/>
    </style:style>
    <style:style style:name="T1" style:family="text">
      <style:text-properties officeooo:rsid="000bbdc8"/>
    </style:style>
    <style:style style:name="T2" style:family="text">
      <style:text-properties officeooo:rsid="001f3279"/>
    </style:style>
    <style:style style:name="T3" style:family="text">
      <style:text-properties officeooo:rsid="00336701"/>
    </style:style>
    <style:style style:name="T4" style:family="text">
      <style:text-properties officeooo:rsid="003d222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25</text:span>/0<text:span text:style-name="T2">4</text:span>/201<text:span text:style-name="T1">5</text:span></text:p>
      <text:p text:style-name="P5">Rémi Mollard</text:p>
      <text:p text:style-name="P6">Matthwe Hixon</text:p>
      <text:p text:style-name="P1">Céline de Roland</text:p>
      <text:p text:style-name="P1"/>
      <text:p text:style-name="Heading">TP INFO 8<text:span text:style-name="T4">05</text:span></text:p>
      <text:p text:style-name="P1"/>
      <text:p text:style-name="P4">Introduction</text:p>
      <text:p text:style-name="P3"/>
      <text:p text:style-name="P7">Nous avons utilisé la librairie linda pour Python afin de réaliser trois travaux :</text:p>
      <text:list xml:id="list8843276319264172399" text:style-name="L2">
        <text:list-item>
          <text:p text:style-name="P8">Implémenter le problème de la mine vu en cours</text:p>
        </text:list-item>
        <text:list-item>
          <text:p text:style-name="P8">Implémenter une mine plus complexe, en ajoutant de nouvelles spécifications</text:p>
        </text:list-item>
        <text:list-item>
          <text:p text:style-name="P8">Implémenter le problème du train de l'examen 2013/2014</text:p>
        </text:list-item>
      </text:list>
      <text:p text:style-name="P10">Problème de la mine vu en cours</text:p>
      <text:p text:style-name="P6"/>
      <text:h text:style-name="P13" text:outline-level="1">Master</text:h>
      <text:p text:style-name="P6">Cet agent initialise le système.</text:p>
      <text:h text:style-name="P13" text:outline-level="1">Capteur CH4</text:h>
      <text:p text:style-name="P6">Cet agent mesure à intervalles réguliers le niveau de méthane dans la mine</text:p>
      <text:h text:style-name="P13" text:outline-level="1">Capteur CO</text:h>
      <text:p text:style-name="P6">Cet agent mesure à intervalles réguliers le niveau de monoxyde de carbone dans la mine</text:p>
      <text:h text:style-name="P13" text:outline-level="1">Capteur H2O</text:h>
      <text:p text:style-name="P6">Cet agent mesure à intervalles réguliers le niveau d'eau dans la mine</text:p>
      <text:h text:style-name="P13" text:outline-level="1">Scrutateur Gaz Haut</text:h>
      <text:p text:style-name="P6">Lorsqu'il est actif, cet agent détecte si les niveaux de gaz dépassent le seuil fixé</text:p>
      <text:h text:style-name="P13" text:outline-level="1">Scrutateur Gaz Bas</text:h>
      <text:p text:style-name="P6">Lorsqu'il est actif, cet agent détecte si les niveaux de gaz descendent en dessous du seuil fixé</text:p>
      <text:h text:style-name="P13" text:outline-level="1">Scrutateur H2O Haut</text:h>
      <text:p text:style-name="P6">Lorsqu'il est actif, cet agent détecte si le niveau d'eau dépasse le seuil fixé</text:p>
      <text:h text:style-name="P13" text:outline-level="1">Scrutateur H2O Bas</text:h>
      <text:p text:style-name="P6">Lorsqu'il est actif, cet agent détecte si le niveau d'eau descend en dessous du seuil fixé</text:p>
      <text:h text:style-name="P13" text:outline-level="1"><text:soft-page-break/>Logique Gaz Bas</text:h>
      <text:p text:style-name="P6">Lorsqu'il reçoit un signal du scrutateur Gaz Bas, cet agent décide quoi faire.</text:p>
      <text:h text:style-name="P13" text:outline-level="1">Logique Gaz Haut</text:h>
      <text:p text:style-name="P6">Lorsqu'il reçoit un signal du scrutateur Gaz Haut, cet agent décide quoi faire.</text:p>
      <text:h text:style-name="P13" text:outline-level="1">Logique H2O Bas</text:h>
      <text:p text:style-name="P6">Lorsqu'il reçoit un signal du scrutateur H2O Bas, cet agent décide quoi faire.</text:p>
      <text:h text:style-name="P13" text:outline-level="1">Logique H2O Haut</text:h>
      <text:p text:style-name="P6">Lorsqu'il reçoit un signal du scrutateur H2O Haut, cet agent décide quoi faire.</text:p>
      <text:p text:style-name="P11"><text:span text:style-name="T4">Problème de la mine revisité</text:span></text:p>
      <text:p text:style-name="P9"/>
      <text:p text:style-name="P10">Problème du train</text:p>
      <text:p text:style-name="P6"/>
      <text:p text:style-name="P4">Conclusion</text:p>
      <text:h text:style-name="P12" text:outline-level="1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Courier 10 Pitch" svg:font-family="'Courier 10 Pitch'" style:font-adornments="Regular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fo:text-align="center" style:justify-single-word="false" style:page-number="auto" fo:background-color="transparent" fo:padding="0cm" fo:border="none" style:shadow="none" fo:keep-with-next="always">
        <style:background-image/>
      </style:paragraph-properties>
      <style:text-properties fo:font-variant="small-caps" fo:color="#000099" style:font-name="Arial" fo:font-family="Arial" style:font-family-generic="swiss" style:font-pitch="variable" fo:font-size="24pt" fo:font-style="italic" style:text-underline-style="none" fo:font-weight="bold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 style:text-overline-style="none" style:text-overline-color="#eeeee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 fo:background-color="#dddddd" fo:padding="0.049cm" fo:border-left="none" fo:border-right="none" fo:border-top="none" fo:border-bottom="0.06pt solid #000000" style:shadow="none">
        <style:tab-stops/>
        <style:background-image/>
      </style:paragraph-properties>
      <style:text-properties fo:font-variant="small-caps" fo:color="#0000ff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1" style:class="text">
      <style:paragraph-properties fo:text-align="start" style:justify-single-word="false"/>
      <style:text-properties fo:font-variant="normal" fo:text-transform="none" fo:color="#0066ff" fo:font-size="12pt" fo:font-style="italic" fo:font-weight="normal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text-align="start" style:justify-single-word="false" style:page-number="auto"/>
      <style:text-properties fo:font-size="11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/>
    <style:style style:name="code" style:family="paragraph" style:parent-style-name="Preformatted_20_Text" style:master-page-name="">
      <style:paragraph-properties fo:margin-left="1cm" fo:margin-right="0cm" fo:keep-together="always" fo:text-indent="0cm" style:auto-text-indent="false" style:page-number="auto" fo:background-color="transparent" fo:padding-left="0.499cm" fo:padding-right="0.199cm" fo:padding-top="0.199cm" fo:padding-bottom="0.199cm" fo:border="0.06pt solid #000000" style:shadow="none">
        <style:tab-stops/>
        <style:background-image/>
      </style:paragraph-properties>
      <style:text-properties style:font-name="Courier 10 Pitch" fo:font-family="'Courier 10 Pitch'" style:font-style-name="Regular" style:font-pitch="fixed" fo:font-size="9pt" style:font-size-asian="10.5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 )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éline </meta:initial-creator>
    <meta:creation-date>2014-04-24T06:12:38.594000125</meta:creation-date>
    <meta:generator>LibreOffice/4.2.7.2$Linux_x86 LibreOffice_project/420m0$Build-2</meta:generator>
    <dc:date>2015-04-26T08:22:31.656434293</dc:date>
    <dc:creator>Céline </dc:creator>
    <meta:editing-duration>PT14H23M37S</meta:editing-duration>
    <meta:editing-cycles>38</meta:editing-cycles>
    <meta:document-statistic meta:table-count="0" meta:image-count="0" meta:object-count="0" meta:page-count="2" meta:paragraph-count="38" meta:word-count="286" meta:character-count="1560" meta:non-whitespace-character-count="1327"/>
  </office:meta>
</office:document-meta>
</file>